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6.641cm" table:align="left"/>
    </style:style>
    <style:style style:name="Tabla1.A" style:family="table-column">
      <style:table-column-properties style:column-width="3.988cm"/>
    </style:style>
    <style:style style:name="Tabla1.B" style:family="table-column">
      <style:table-column-properties style:column-width="4.279cm"/>
    </style:style>
    <style:style style:name="Tabla1.C" style:family="table-column">
      <style:table-column-properties style:column-width="5.417cm"/>
    </style:style>
    <style:style style:name="Tabla1.D" style:family="table-column">
      <style:table-column-properties style:column-width="2.956cm"/>
    </style:style>
    <style:style style:name="Tabla1.A1" style:family="table-cell">
      <style:table-cell-properties style:vertical-align="middle" fo:padding="0.049cm" fo:border="0.75pt solid #000000"/>
    </style:style>
    <style:style style:name="P1" style:family="paragraph" style:parent-style-name="Text_20_body">
      <style:paragraph-properties fo:margin-left="0cm" fo:margin-right="0cm" fo:margin-top="0.423cm" fo:margin-bottom="0.247cm" style:contextual-spacing="false" fo:line-height="179%" fo:text-indent="0cm" style:auto-text-indent="false" style:writing-mode="lr-tb"/>
      <style:text-properties fo:font-variant="normal" fo:text-transform="none" fo:color="#2a6099" loext:opacity="100%" style:text-line-through-style="none" style:text-line-through-type="none" style:font-name="Arial" fo:font-size="28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left="0cm" fo:margin-right="0cm" fo:margin-top="0.423cm" fo:margin-bottom="0.247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left="0cm" fo:margin-right="0cm" fo:margin-top="0.423cm" fo:margin-bottom="0.247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4" style:family="paragraph" style:parent-style-name="Table_20_Contents">
      <style:paragraph-properties fo:margin-left="0cm" fo:margin-right="0cm" fo:margin-top="0cm" fo:margin-bottom="0.247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left="0cm" fo:margin-right="0cm" fo:margin-top="0.423cm" fo:margin-bottom="0.247cm" style:contextual-spacing="false" fo:line-height="179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normal" style:text-blinking="false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3368ee0a-7fff-664d-45b3-19a6605a5106"/>PLANTILLA DE FACTURA</text:p>
      <text:p text:style-name="Text_20_body"/>
      <text:p text:style-name="P2">---Factura---</text:p>
      <text:p text:style-name="P2"><text:line-break/><text:span text:style-name="T1"/></text:p>
      <text:p text:style-name="P3">[Nom de l’empresa]</text:p>
      <text:p text:style-name="P3">[Adreça]</text:p>
      <text:p text:style-name="P3"><text:line-break/><text:span text:style-name="T2"/></text:p>
      <text:p text:style-name="P3">Factura núm.: [número]</text:p>
      <text:p text:style-name="P3">Data: [data]</text:p>
      <text:p text:style-name="P3">| Producte | Quantitat | Preu unitari | Total |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</table:table>
      <text:p text:style-name="P3">| [Nom] | [X] | [X] | [X] |</text:p>
      <text:p text:style-name="P3">Total: [quantitat total]</text:p>
      <text:p text:style-name="P5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1T09:05:16.973831490</meta:creation-date>
    <dc:date>2024-12-11T09:05:47.819795388</dc:date>
    <meta:editing-duration>PT31S</meta:editing-duration>
    <meta:editing-cycles>1</meta:editing-cycles>
    <meta:document-statistic meta:table-count="1" meta:image-count="0" meta:object-count="0" meta:page-count="1" meta:paragraph-count="11" meta:word-count="36" meta:character-count="193" meta:non-whitespace-character-count="165"/>
    <meta:generator>LibreOffice/24.8.3.2$Linux_X86_64 LibreOffice_project/e14c9fdd1f585efcbb2c5363087a99d20928d522</meta:generator>
  </office:meta>
</office:document-meta>
</file>